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5cd9" officeooo:paragraph-rsid="00135cd9"/>
    </style:style>
    <style:style style:name="P2" style:family="paragraph" style:parent-style-name="Standard">
      <style:text-properties officeooo:rsid="0013cccb" officeooo:paragraph-rsid="0013cccb"/>
    </style:style>
    <style:style style:name="T1" style:family="text">
      <style:text-properties officeooo:rsid="0013cc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about coming up with some kind of statistical analysis of this whole COVID thing? We, as a human race, use statistics for so much right now. Imagine the fear of buying anything anywhere, if you did not rest securely on the fact that death by food purchase is statisticly negligible. We would not leave the shelter of our houses because a meteor might fall and kill us! Or lightning! </text:p>
      <text:p text:style-name="P1"/>
      <text:p text:style-name="P1">The US reports 43 lightning strike deaths per year. It happens! And if you are one of the people who have been personally affected by such an event, or G-d forbid lost a loved one to such an event I am sincerely sorry. But I still walk outside during lighting storms.</text:p>
      <text:p text:style-name="P1"/>
      <text:p text:style-name="P1">The population of the US is currently 370 million people. The statistical likelyhood of death by lightning strike is 47 / 370 million. About 0.0000127% chance.</text:p>
      <text:p text:style-name="P1"/>
      <text:p text:style-name="P1">Compare that to Monty’s “Pick the door” game – one out of three chance almost always gives the guest a losing bet. That’s 33% chance. It is true Monty was about a gift of money not about losing your life – and we will certainly be more careful with our lives. And that care will certainly be balanced with cost of protection – either financial or emotional cost (or both) – however you want to calculate it.</text:p>
      <text:p text:style-name="P1"/>
      <text:p text:style-name="P1">In this light, I became curious about COVID. Now I have a background in statistics. Not a great one – but it is true that I have taught a year of high school statistics. And before that I took high school statistics. So, using my vast statistical experience (and going back to the high school book I taught from – I admit – I was only willing to teach when I was convinced that I could run my ideas and thoughts by two people who really do know the field – and I am still thankful to those two people – Chris Barb and Andrew Lay) <text:span text:style-name="T1">and I am giong to attempt to apply myself to a statistical analysis.</text:span></text:p>
      <text:p text:style-name="P1"/>
      <text:p text:style-name="P2">First – I found reliable data listing covid deaths country by country / cumulative / over every day. </text:p>
      <text:p text:style-name="P2">In libre office (I generally go as low budget as possible! Libre office is a free spread sheet program) I summed all the data and filtered it. The problem is that states were listed individually – so I had to subtotal, copy the results to a new spreadsheet and filter out the lines I wanted to keep.</text:p>
      <text:p text:style-name="P2"/>
      <text:p text:style-name="P2">But the data is still cumulative. Again, using free software I wrote a python program to convert the data from cumulative to total numbers for each day (substracting each column from the pre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09:52:10.382254795</meta:creation-date>
    <dc:date>2020-06-14T10:13:10.977908861</dc:date>
    <meta:editing-duration>PT6M18S</meta:editing-duration>
    <meta:editing-cycles>1</meta:editing-cycles>
    <meta:document-statistic meta:table-count="0" meta:image-count="0" meta:object-count="0" meta:page-count="1" meta:paragraph-count="8" meta:word-count="440" meta:character-count="2416" meta:non-whitespace-character-count="1971"/>
    <meta:generator>LibreOffice/6.0.7.3$Linux_X86_64 LibreOffice_project/00m0$Build-3</meta:generator>
  </office:meta>
</office:document-meta>
</file>